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743cm"/>
    </style:style>
    <style:style style:name="co3" style:family="table-column">
      <style:table-column-properties fo:break-before="auto" style:column-width="3.54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55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266">
            <text:p>5266</text:p>
          </table:table-cell>
          <table:table-cell office:value-type="float" office:value="10453">
            <text:p>10453</text:p>
          </table:table-cell>
          <table:table-cell office:value-type="float" office:value="15688">
            <text:p>15688</text:p>
          </table:table-cell>
          <table:table-cell office:value-type="float" office:value="20032">
            <text:p>20032</text:p>
          </table:table-cell>
          <table:table-cell office:value-type="float" office:value="25235">
            <text:p>25235</text:p>
          </table:table-cell>
          <table:table-cell office:value-type="float" office:value="30438">
            <text:p>30438</text:p>
          </table:table-cell>
          <table:table-cell office:value-type="float" office:value="35610">
            <text:p>35610</text:p>
          </table:table-cell>
          <table:table-cell office:value-type="float" office:value="40782">
            <text:p>40782</text:p>
          </table:table-cell>
          <table:table-cell office:value-type="float" office:value="45094">
            <text:p>45094</text:p>
          </table:table-cell>
          <table:table-cell office:value-type="float" office:value="50266">
            <text:p>50266</text:p>
          </table:table-cell>
          <table:table-cell office:value-type="float" office:value="55422">
            <text:p>55422</text:p>
          </table:table-cell>
          <table:table-cell office:value-type="float" office:value="60594">
            <text:p>60594</text:p>
          </table:table-cell>
          <table:table-cell office:value-type="float" office:value="65828">
            <text:p>65828</text:p>
          </table:table-cell>
          <table:table-cell office:value-type="float" office:value="70188">
            <text:p>70188</text:p>
          </table:table-cell>
          <table:table-cell office:value-type="float" office:value="75422">
            <text:p>75422</text:p>
          </table:table-cell>
          <table:table-cell office:value-type="float" office:value="80641">
            <text:p>80641</text:p>
          </table:table-cell>
          <table:table-cell office:value-type="float" office:value="85000">
            <text:p>85000</text:p>
          </table:table-cell>
          <table:table-cell office:value-type="float" office:value="90235">
            <text:p>90235</text:p>
          </table:table-cell>
          <table:table-cell office:value-type="float" office:value="95469">
            <text:p>95469</text:p>
          </table:table-cell>
          <table:table-cell office:value-type="float" office:value="100688">
            <text:p>100688</text:p>
          </table:table-cell>
          <table:table-cell office:value-type="float" office:value="105016">
            <text:p>105016</text:p>
          </table:table-cell>
          <table:table-cell office:value-type="float" office:value="110203">
            <text:p>110203</text:p>
          </table:table-cell>
          <table:table-cell office:value-type="float" office:value="115391">
            <text:p>115391</text:p>
          </table:table-cell>
          <table:table-cell office:value-type="float" office:value="120641">
            <text:p>120641</text:p>
          </table:table-cell>
          <table:table-cell office:value-type="float" office:value="125016">
            <text:p>125016</text:p>
          </table:table-cell>
          <table:table-cell office:value-type="float" office:value="130250">
            <text:p>130250</text:p>
          </table:table-cell>
          <table:table-cell office:value-type="float" office:value="135453">
            <text:p>135453</text:p>
          </table:table-cell>
          <table:table-cell office:value-type="float" office:value="140657">
            <text:p>140657</text:p>
          </table:table-cell>
          <table:table-cell office:value-type="float" office:value="145844">
            <text:p>145844</text:p>
          </table:table-cell>
          <table:table-cell office:value-type="float" office:value="150172">
            <text:p>150172</text:p>
          </table:table-cell>
          <table:table-cell office:value-type="float" office:value="155360">
            <text:p>155360</text:p>
          </table:table-cell>
          <table:table-cell office:value-type="float" office:value="160547">
            <text:p>160547</text:p>
          </table:table-cell>
          <table:table-cell office:value-type="float" office:value="165719">
            <text:p>165719</text:p>
          </table:table-cell>
          <table:table-cell office:value-type="float" office:value="170047">
            <text:p>170047</text:p>
          </table:table-cell>
          <table:table-cell office:value-type="float" office:value="175250">
            <text:p>175250</text:p>
          </table:table-cell>
          <table:table-cell office:value-type="float" office:value="180438">
            <text:p>180438</text:p>
          </table:table-cell>
          <table:table-cell office:value-type="float" office:value="185641">
            <text:p>185641</text:p>
          </table:table-cell>
          <table:table-cell office:value-type="float" office:value="190828">
            <text:p>190828</text:p>
          </table:table-cell>
          <table:table-cell office:value-type="float" office:value="195141">
            <text:p>195141</text:p>
          </table:table-cell>
          <table:table-cell office:value-type="float" office:value="200313">
            <text:p>200313</text:p>
          </table:table-cell>
          <table:table-cell office:value-type="float" office:value="205485">
            <text:p>205485</text:p>
          </table:table-cell>
          <table:table-cell office:value-type="float" office:value="210703">
            <text:p>210703</text:p>
          </table:table-cell>
          <table:table-cell office:value-type="float" office:value="215032">
            <text:p>215032</text:p>
          </table:table-cell>
          <table:table-cell office:value-type="float" office:value="220235">
            <text:p>220235</text:p>
          </table:table-cell>
          <table:table-cell office:value-type="float" office:value="225500">
            <text:p>225500</text:p>
          </table:table-cell>
          <table:table-cell office:value-type="float" office:value="230703">
            <text:p>230703</text:p>
          </table:table-cell>
          <table:table-cell office:value-type="float" office:value="235063">
            <text:p>235063</text:p>
          </table:table-cell>
          <table:table-cell office:value-type="float" office:value="240266">
            <text:p>240266</text:p>
          </table:table-cell>
          <table:table-cell office:value-type="float" office:value="245532">
            <text:p>245532</text:p>
          </table:table-cell>
          <table:table-cell office:value-type="float" office:value="250703">
            <text:p>250703</text:p>
          </table:table-cell>
          <table:table-cell office:value-type="float" office:value="255047">
            <text:p>255047</text:p>
          </table:table-cell>
          <table:table-cell office:value-type="float" office:value="260438">
            <text:p>260438</text:p>
          </table:table-cell>
          <table:table-cell office:value-type="float" office:value="265828">
            <text:p>265828</text:p>
          </table:table-cell>
          <table:table-cell office:value-type="float" office:value="270328">
            <text:p>270328</text:p>
          </table:table-cell>
          <table:table-cell office:value-type="float" office:value="275875">
            <text:p>275875</text:p>
          </table:table-cell>
          <table:table-cell office:value-type="float" office:value="280547">
            <text:p>280547</text:p>
          </table:table-cell>
          <table:table-cell office:value-type="float" office:value="285219">
            <text:p>285219</text:p>
          </table:table-cell>
          <table:table-cell office:value-type="float" office:value="290047">
            <text:p>290047</text:p>
          </table:table-cell>
          <table:table-cell office:value-type="float" office:value="295078">
            <text:p>295078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189282.022933352">
            <text:p>189282,02</text:p>
          </table:table-cell>
          <table:table-cell table:number-columns-repeated="3" office:value-type="float" office:value="188679.776923147">
            <text:p>188679,78</text:p>
          </table:table-cell>
          <table:table-cell table:number-columns-repeated="3" office:value-type="float" office:value="187225.945220761">
            <text:p>187225,95</text:p>
          </table:table-cell>
          <table:table-cell table:number-columns-repeated="52" office:value-type="float" office:value="182561.219036961">
            <text:p>182561,22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9" office:value-type="float" office:value="1">
            <text:p>1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183223.433547238">
            <text:p>183223,43</text:p>
          </table:table-cell>
          <table:table-cell table:number-columns-repeated="58"/>
        </table:table-row>
        <table:table-row table:style-name="ro1">
          <table:table-cell office:value-type="string">
            <text:p>Varianza:</text:p>
          </table:table-cell>
          <table:table-cell table:formula="oooc:=VAR([.B2:.BH2])" office:value-type="float" office:value="3394574.35419679">
            <text:p>3394574,35</text:p>
          </table:table-cell>
          <table:table-cell table:number-columns-repeated="58"/>
        </table:table-row>
        <table:table-row table:style-name="ro1">
          <table:table-cell table:number-columns-repeated="60"/>
        </table:table-row>
        <table:table-row table:style-name="ro1">
          <table:table-cell/>
          <table:table-cell>
            <draw:frame table:end-cell-address="Sheet1.H29" table:end-x="0.948cm" table:end-y="0.081cm" draw:z-index="0" svg:width="20.579cm" svg:height="9.552cm" svg:x="2.157cm" svg:y="0.012cm">
              <draw:object draw:notify-on-update-of-ranges="Sheet1.A1:Sheet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8:2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2-26T18:20:48</meta:creation-date>
    <dc:creator>Hugo Meyer</dc:creator>
    <dc:date>2007-12-26T18:21:33</dc:date>
    <dc:language>es-E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7.7000007629395pt" style:font-family-asian="'Arial Unicode MS'" style:font-pitch-asian="variable" style:font-size-asian="17.7000007629395pt" style:font-family-complex="Tahoma" style:font-pitch-complex="variable" style:font-size-complex="17.700000762939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8.19999980926514pt" style:font-family-asian="'Arial Unicode MS'" style:font-pitch-asian="variable" style:font-size-asian="8.19999980926514pt" style:font-family-complex="Tahoma" style:font-pitch-complex="variable" style:font-size-complex="8.19999980926514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5pt" style:font-family-asian="'Arial Unicode MS'" style:font-pitch-asian="variable" style:font-size-asian="9.5pt" style:font-family-complex="Tahoma" style:font-pitch-complex="variable" style:font-size-complex="9.5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5pt" style:font-family-asian="'Arial Unicode MS'" style:font-pitch-asian="variable" style:font-size-asian="9.5pt" style:font-family-complex="Tahoma" style:font-pitch-complex="variable" style:font-size-complex="9.5pt"/>
    </style:style>
    <style:style style:name="ch7" style:family="chart">
      <style:graphic-properties svg:stroke-color="#993366" draw:fill-color="#993366"/>
      <style:text-properties fo:font-family="Arial" style:font-family-generic="swiss" style:font-pitch="variable" fo:font-size="8.19999980926514pt" style:font-family-asian="'Arial Unicode MS'" style:font-pitch-asian="variable" style:font-size-asian="8.19999980926514pt" style:font-family-complex="Tahoma" style:font-pitch-complex="variable" style:font-size-complex="8.19999980926514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0.58cm" svg:height="9.553cm" chart:class="chart:scatter" chart:style-name="ch1">
        <chart:title svg:x="8.938cm" svg:y="0.19cm" chart:style-name="ch2">
          <text:p>Main Title</text:p>
        </chart:title>
        <chart:legend chart:legend-position="end" svg:x="18.854cm" svg:y="4.515cm" chart:style-name="ch3"/>
        <chart:plot-area chart:style-name="ch4" table:cell-range-address="Sheet1.$A$1:.$BH$2" chart:data-source-has-labels="column" chart:table-number-list="0" svg:x="0.41cm" svg:y="1.264cm" svg:width="17.625cm" svg:height="8.099cm">
          <chart:axis chart:dimension="x" chart:name="primary-x" chart:style-name="ch5">
            <chart:categories table:cell-range-address="local-table.A2:.A60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</table:table-row>
          </table:table-header-rows>
          <table:table-rows>
            <table:table-row>
              <table:table-cell office:value-type="string">
                <text:p>Tiempo</text:p>
              </table:table-cell>
              <table:table-cell office:value-type="float" office:value="5266">
                <text:p>5266</text:p>
              </table:table-cell>
              <table:table-cell office:value-type="float" office:value="10453">
                <text:p>10453</text:p>
              </table:table-cell>
              <table:table-cell office:value-type="float" office:value="15688">
                <text:p>15688</text:p>
              </table:table-cell>
              <table:table-cell office:value-type="float" office:value="20032">
                <text:p>20032</text:p>
              </table:table-cell>
              <table:table-cell office:value-type="float" office:value="25235">
                <text:p>25235</text:p>
              </table:table-cell>
              <table:table-cell office:value-type="float" office:value="30438">
                <text:p>30438</text:p>
              </table:table-cell>
              <table:table-cell office:value-type="float" office:value="35610">
                <text:p>35610</text:p>
              </table:table-cell>
              <table:table-cell office:value-type="float" office:value="40782">
                <text:p>40782</text:p>
              </table:table-cell>
              <table:table-cell office:value-type="float" office:value="45094">
                <text:p>45094</text:p>
              </table:table-cell>
              <table:table-cell office:value-type="float" office:value="50266">
                <text:p>50266</text:p>
              </table:table-cell>
              <table:table-cell office:value-type="float" office:value="55422">
                <text:p>55422</text:p>
              </table:table-cell>
              <table:table-cell office:value-type="float" office:value="60594">
                <text:p>60594</text:p>
              </table:table-cell>
              <table:table-cell office:value-type="float" office:value="65828">
                <text:p>65828</text:p>
              </table:table-cell>
              <table:table-cell office:value-type="float" office:value="70188">
                <text:p>70188</text:p>
              </table:table-cell>
              <table:table-cell office:value-type="float" office:value="75422">
                <text:p>75422</text:p>
              </table:table-cell>
              <table:table-cell office:value-type="float" office:value="80641">
                <text:p>80641</text:p>
              </table:table-cell>
              <table:table-cell office:value-type="float" office:value="85000">
                <text:p>85000</text:p>
              </table:table-cell>
              <table:table-cell office:value-type="float" office:value="90235">
                <text:p>90235</text:p>
              </table:table-cell>
              <table:table-cell office:value-type="float" office:value="95469">
                <text:p>95469</text:p>
              </table:table-cell>
              <table:table-cell office:value-type="float" office:value="100688">
                <text:p>100688</text:p>
              </table:table-cell>
              <table:table-cell office:value-type="float" office:value="105016">
                <text:p>105016</text:p>
              </table:table-cell>
              <table:table-cell office:value-type="float" office:value="110203">
                <text:p>110203</text:p>
              </table:table-cell>
              <table:table-cell office:value-type="float" office:value="115391">
                <text:p>115391</text:p>
              </table:table-cell>
              <table:table-cell office:value-type="float" office:value="120641">
                <text:p>120641</text:p>
              </table:table-cell>
              <table:table-cell office:value-type="float" office:value="125016">
                <text:p>125016</text:p>
              </table:table-cell>
              <table:table-cell office:value-type="float" office:value="130250">
                <text:p>130250</text:p>
              </table:table-cell>
              <table:table-cell office:value-type="float" office:value="135453">
                <text:p>135453</text:p>
              </table:table-cell>
              <table:table-cell office:value-type="float" office:value="140657">
                <text:p>140657</text:p>
              </table:table-cell>
              <table:table-cell office:value-type="float" office:value="145844">
                <text:p>145844</text:p>
              </table:table-cell>
              <table:table-cell office:value-type="float" office:value="150172">
                <text:p>150172</text:p>
              </table:table-cell>
              <table:table-cell office:value-type="float" office:value="155360">
                <text:p>155360</text:p>
              </table:table-cell>
              <table:table-cell office:value-type="float" office:value="160547">
                <text:p>160547</text:p>
              </table:table-cell>
              <table:table-cell office:value-type="float" office:value="165719">
                <text:p>165719</text:p>
              </table:table-cell>
              <table:table-cell office:value-type="float" office:value="170047">
                <text:p>170047</text:p>
              </table:table-cell>
              <table:table-cell office:value-type="float" office:value="175250">
                <text:p>175250</text:p>
              </table:table-cell>
              <table:table-cell office:value-type="float" office:value="180438">
                <text:p>180438</text:p>
              </table:table-cell>
              <table:table-cell office:value-type="float" office:value="185641">
                <text:p>185641</text:p>
              </table:table-cell>
              <table:table-cell office:value-type="float" office:value="190828">
                <text:p>190828</text:p>
              </table:table-cell>
              <table:table-cell office:value-type="float" office:value="195141">
                <text:p>195141</text:p>
              </table:table-cell>
              <table:table-cell office:value-type="float" office:value="200313">
                <text:p>200313</text:p>
              </table:table-cell>
              <table:table-cell office:value-type="float" office:value="205485">
                <text:p>205485</text:p>
              </table:table-cell>
              <table:table-cell office:value-type="float" office:value="210703">
                <text:p>210703</text:p>
              </table:table-cell>
              <table:table-cell office:value-type="float" office:value="215032">
                <text:p>215032</text:p>
              </table:table-cell>
              <table:table-cell office:value-type="float" office:value="220235">
                <text:p>220235</text:p>
              </table:table-cell>
              <table:table-cell office:value-type="float" office:value="225500">
                <text:p>225500</text:p>
              </table:table-cell>
              <table:table-cell office:value-type="float" office:value="230703">
                <text:p>230703</text:p>
              </table:table-cell>
              <table:table-cell office:value-type="float" office:value="235063">
                <text:p>235063</text:p>
              </table:table-cell>
              <table:table-cell office:value-type="float" office:value="240266">
                <text:p>240266</text:p>
              </table:table-cell>
              <table:table-cell office:value-type="float" office:value="245532">
                <text:p>245532</text:p>
              </table:table-cell>
              <table:table-cell office:value-type="float" office:value="250703">
                <text:p>250703</text:p>
              </table:table-cell>
              <table:table-cell office:value-type="float" office:value="255047">
                <text:p>255047</text:p>
              </table:table-cell>
              <table:table-cell office:value-type="float" office:value="260438">
                <text:p>260438</text:p>
              </table:table-cell>
              <table:table-cell office:value-type="float" office:value="265828">
                <text:p>265828</text:p>
              </table:table-cell>
              <table:table-cell office:value-type="float" office:value="270328">
                <text:p>270328</text:p>
              </table:table-cell>
              <table:table-cell office:value-type="float" office:value="275875">
                <text:p>275875</text:p>
              </table:table-cell>
              <table:table-cell office:value-type="float" office:value="280547">
                <text:p>280547</text:p>
              </table:table-cell>
              <table:table-cell office:value-type="float" office:value="285219">
                <text:p>285219</text:p>
              </table:table-cell>
              <table:table-cell office:value-type="float" office:value="290047">
                <text:p>290047</text:p>
              </table:table-cell>
              <table:table-cell office:value-type="float" office:value="295078">
                <text:p>295078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89282.022933352">
                <text:p>189282.022933352</text:p>
              </table:table-cell>
              <table:table-cell office:value-type="float" office:value="188679.776923147">
                <text:p>188679.776923147</text:p>
              </table:table-cell>
              <table:table-cell office:value-type="float" office:value="188679.776923147">
                <text:p>188679.776923147</text:p>
              </table:table-cell>
              <table:table-cell office:value-type="float" office:value="188679.776923147">
                <text:p>188679.776923147</text:p>
              </table:table-cell>
              <table:table-cell office:value-type="float" office:value="187225.945220761">
                <text:p>187225.945220761</text:p>
              </table:table-cell>
              <table:table-cell office:value-type="float" office:value="187225.945220761">
                <text:p>187225.945220761</text:p>
              </table:table-cell>
              <table:table-cell office:value-type="float" office:value="187225.945220761">
                <text:p>187225.9452207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  <table:table-cell office:value-type="float" office:value="182561.219036961">
                <text:p>182561.219036961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